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Párrafodelista" style:list-style-name="LFO1" style:family="paragraph">
      <style:paragraph-properties fo:text-align="justify"/>
    </style:style>
    <style:style style:name="P3" style:parent-style-name="Párrafodelista" style:list-style-name="LFO1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Párrafodelista" style:list-style-name="LFO1" style:family="paragraph">
      <style:paragraph-properties fo:text-align="justify"/>
    </style:style>
    <style:style style:name="P8" style:parent-style-name="Párrafodelista" style:list-style-name="LFO1" style:family="paragraph">
      <style:paragraph-properties fo:text-align="justify"/>
    </style:style>
    <style:style style:name="P9" style:parent-style-name="Párrafodelista" style:list-style-name="LFO1" style:family="paragraph">
      <style:paragraph-properties fo:text-align="justify"/>
    </style:style>
    <style:style style:name="P10" style:parent-style-name="Párrafodelista" style:list-style-name="LFO1" style:family="paragraph">
      <style:paragraph-properties fo:text-align="justify"/>
    </style:style>
    <style:style style:name="P11" style:parent-style-name="Párrafodelista" style:list-style-name="LFO1" style:family="paragraph">
      <style:paragraph-properties fo:text-align="justify"/>
    </style:style>
    <style:style style:name="P12" style:parent-style-name="Párrafodelista" style:list-style-name="LFO1" style:family="paragraph">
      <style:paragraph-properties fo:text-align="justify"/>
    </style:style>
    <style:style style:name="P13" style:parent-style-name="Párrafodelista" style:list-style-name="LFO1" style:family="paragraph">
      <style:paragraph-properties fo:text-align="justify"/>
    </style:style>
    <style:style style:name="P14" style:parent-style-name="Párrafodelista" style:list-style-name="LFO1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Párrafodelista" style:list-style-name="LFO1" style:family="paragraph">
      <style:paragraph-properties fo:text-align="justify"/>
    </style:style>
    <style:style style:name="P18" style:parent-style-name="Párrafodelista" style:list-style-name="LFO1" style:family="paragraph">
      <style:paragraph-properties fo:text-align="justify"/>
    </style:style>
    <style:style style:name="P19" style:parent-style-name="Párrafodelista" style:list-style-name="LFO1" style:family="paragraph">
      <style:paragraph-properties fo:text-align="justify"/>
    </style:style>
    <style:style style:name="P20" style:parent-style-name="Párrafodelista" style:list-style-name="LFO1" style:family="paragraph">
      <style:paragraph-properties fo:text-align="justify"/>
    </style:style>
    <style:style style:name="P21" style:parent-style-name="Párrafodelista" style:list-style-name="LFO1" style:family="paragraph">
      <style:paragraph-properties fo:text-align="justify"/>
    </style:style>
    <style:style style:name="P22" style:parent-style-name="Párrafodelista" style:list-style-name="LFO1" style:family="paragraph">
      <style:paragraph-properties fo:text-align="justify"/>
    </style:style>
    <style:style style:name="P23" style:parent-style-name="Párrafodelista" style:list-style-name="LFO1" style:family="paragraph">
      <style:paragraph-properties fo:text-align="justify"/>
    </style:style>
    <style:style style:name="P24" style:parent-style-name="Párrafodelista" style:list-style-name="LFO1" style:family="paragraph">
      <style:paragraph-properties fo:text-align="justify"/>
    </style:style>
    <style:style style:name="P25" style:parent-style-name="Párrafodelista" style:list-style-name="LFO1" style:family="paragraph">
      <style:paragraph-properties fo:text-align="justify"/>
    </style:style>
    <style:style style:name="P26" style:parent-style-name="Párrafodelista" style:list-style-name="LFO1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Párrafodelista" style:list-style-name="LFO1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Párrafodelista" style:list-style-name="LFO1" style:family="paragraph">
      <style:paragraph-properties fo:text-align="justify"/>
    </style:style>
    <style:style style:name="P33" style:parent-style-name="Párrafodelista" style:list-style-name="LFO1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Párrafodelista" style:list-style-name="LFO1" style:family="paragraph">
      <style:paragraph-properties fo:text-align="justify"/>
    </style:style>
    <style:style style:name="P37" style:parent-style-name="Párrafodelista" style:list-style-name="LFO1" style:family="paragraph">
      <style:paragraph-properties fo:text-align="justify"/>
    </style:style>
    <style:style style:name="P38" style:parent-style-name="Párrafodelista" style:list-style-name="LFO1" style:family="paragraph">
      <style:paragraph-properties fo:text-align="justify"/>
    </style:style>
    <style:style style:name="P39" style:parent-style-name="Párrafodelista" style:list-style-name="LFO1" style:family="paragraph">
      <style:paragraph-properties fo:text-align="justify"/>
    </style:style>
    <style:style style:name="P40" style:parent-style-name="Párrafodelista" style:list-style-name="LFO1" style:family="paragraph">
      <style:paragraph-properties fo:text-align="justify"/>
    </style:style>
  </office:automatic-styles>
  <office:body>
    <office:text text:use-soft-page-breaks="true">
      <text:p text:style-name="P1">LANDING PAGE</text:p>
      <text:list text:style-name="LFO1" text:continue-numbering="true">
        <text:list-item>
          <text:p text:style-name="P2">Nos va a trabajar una variante del logo para incorporarlo <text:s/>a la barra de navegación para que destaque</text:p>
        </text:list-item>
        <text:list-item>
          <text:p text:style-name="P3">Incorporar esta sección con la aplicación para que se vea la integración</text:p>
        </text:list-item>
      </text:list>
      <text:p text:style-name="P4"/>
      <text:p text:style-name="P5">APLICACIÓN TÍMBRALE</text:p>
      <text:p text:style-name="P6">SECCIÓN DE DATOS FISCALES DE EMISOR</text:p>
      <text:list text:style-name="LFO1" text:continue-numbering="true">
        <text:list-item>
          <text:p text:style-name="P7">Incorporar el logo de Tímbrale</text:p>
        </text:list-item>
        <text:list-item>
          <text:p text:style-name="P8">Cambiar el color azul del<text:s/>blur<text:s/>a rojo<text:s/>en el recuadro para indicar que falta ese dato en lugar el fondo “lila” (rojo)<text:s/>en el mensaje de error<text:s/>cuando se intenta hacer el registro omitiendo un dato que es requerido</text:p>
        </text:list-item>
        <text:list-item>
          <text:p text:style-name="P9">Quitar el fondo “lila” (rojo) detrás del mensaje de “Revisar datos”<text:s/>en el título del panel.</text:p>
        </text:list-item>
        <text:list-item>
          <text:p text:style-name="P10">Las letras del mensaje “Revisar datos” si<text:s/>se dejan en color rojo intenso</text:p>
        </text:list-item>
        <text:list-item>
          <text:p text:style-name="P11">El color verde de los botones se sugiere más luminoso (enviará paleta de colores)</text:p>
        </text:list-item>
        <text:list-item>
          <text:p text:style-name="P12">Agregar logo de la empresa/emisor en la ventana de registro de los datos de la factura<text:s/>en la esquina superior derecha, para permitir a nuestros clientes apropiarse de la aplicación. Para fortalecer el sentido de pertenencia y mejorar la confianza.</text:p>
        </text:list-item>
        <text:list-item>
          <text:p text:style-name="P13">Agregar icono tímbrale<text:s/>(triángulo)<text:s/>al botón “Generar CFDI”</text:p>
        </text:list-item>
        <text:list-item>
          <text:p text:style-name="P14">Que los tonos de los botones “Generar CFDI” y “Agregar” conceptos sean distintos, enviará sugerencias</text:p>
        </text:list-item>
      </text:list>
      <text:p text:style-name="P15"/>
      <text:p text:style-name="P16">SECCIÓN DE CFDI GENERADOS</text:p>
      <text:list text:style-name="LFO1" text:continue-numbering="true">
        <text:list-item>
          <text:p text:style-name="P17">En la ventana de consulta de CFDI generados, colocar otro símbolo al botón de “cancelar ante el SAT”, se confunde<text:s/>con botón para eliminar el CFDI</text:p>
        </text:list-item>
        <text:list-item>
          <text:p text:style-name="P18">Modificar el color del botón “Enviar” (enviará paleta de colores como sugerencia).</text:p>
        </text:list-item>
        <text:list-item>
          <text:p text:style-name="P19">Cambio de<text:s/>color del botón cancelar a rojo</text:p>
        </text:list-item>
        <text:list-item>
          <text:p text:style-name="P20">Sugiere que las facturas que están canceladas no tengan el fondo de color rojo, sino un blur rojo alrededor</text:p>
        </text:list-item>
        <text:list-item>
          <text:p text:style-name="P21">Cambiar el color de botón ACK en facturas canceladas, por ejemplo una variante de azul</text:p>
        </text:list-item>
        <text:list-item>
          <text:p text:style-name="P22">Si cambia las dimensiones de la pantalla, cambiar la apariencia de los botones (Small) a cuadros o círculos más pequeños, a la derecha en una sola<text:s/>fila (pero que permitan seguir mostrando el texto del botón) y el número de CFDI alineado a la derecha de modo que cada comprobante ocupe el menor espacio posible</text:p>
        </text:list-item>
        <text:list-item>
          <text:p text:style-name="P23">Se sugiere que sea configurable la presentación de la<text:s/>información de los CFDI, el usuario pueda elegir entre:</text:p>
          <text:list text:continue-numbering="true">
            <text:list-item>
              <text:p text:style-name="P24">Ver toda la información</text:p>
            </text:list-item>
            <text:list-item>
              <text:p text:style-name="P25">Ver solo el Número de CFDI</text:p>
            </text:list-item>
            <text:list-item>
              <text:p text:style-name="P26">Ver<text:s/>el Número de CFDI y<text:s/>el nombre cliente / razón social del receptor de la factura<text:s/></text:p>
            </text:list-item>
          </text:list>
        </text:list-item>
      </text:list>
      <text:p text:style-name="P27"/>
      <text:soft-page-break/>
      <text:p text:style-name="P28">SECCIÓN DE EMISORES</text:p>
      <text:list text:style-name="LFO1" text:continue-numbering="true">
        <text:list-item>
          <text:p text:style-name="P29">El botón “Nuevo emisor” debe estar alineado a la altura del título que dice “Emisores” alineado verticalmente con botón “Detalles”<text:s/>y de un color más brillante, enviara sugerencia de color</text:p>
        </text:list-item>
      </text:list>
      <text:p text:style-name="P30"/>
      <text:p text:style-name="P31">ARCHIVO PDF</text:p>
      <text:list text:style-name="LFO1" text:continue-numbering="true">
        <text:list-item>
          <text:p text:style-name="P32">En el archivo PDF de la factura, usar un color azul más tenue en las barras de los títulos, nos enviará propuesta de colores</text:p>
        </text:list-item>
        <text:list-item>
          <text:p text:style-name="P33">Se recomienda tener 5/6 plantillas para elegir (predefinidas)<text:s/></text:p>
        </text:list-item>
      </text:list>
      <text:p text:style-name="P34"/>
      <text:p text:style-name="P35">OTRAS SUGERENCIAS</text:p>
      <text:list text:style-name="LFO1" text:continue-numbering="true">
        <text:list-item>
          <text:p text:style-name="P36">Incluir banner con publicidad en la parte inferior de la pantalla con información de promociones, descuentos y servicios extras</text:p>
        </text:list-item>
        <text:list-item>
          <text:p text:style-name="P37">Agregar en footer con teléfono, correo, acceso a infografía estática de ayuda</text:p>
        </text:list-item>
        <text:list-item>
          <text:p text:style-name="P38">Trabajar con infografía (imágenes estáticas) con información de ayuda para los usuarios</text:p>
        </text:list-item>
        <text:list-item>
          <text:p text:style-name="P39">Definir una sección de configuración para que los clientes puedan subir su logo, elegir su plantilla PDF</text:p>
        </text:list-item>
        <text:list-item>
          <text:p text:style-name="P40">Agregar una sección de RECEPTORES para búsqueda de clientes y sus dato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lo Cornejo</meta:initial-creator>
    <dc:creator>Lalo Cornejo</dc:creator>
    <meta:creation-date>2015-09-17T01:31:00Z</meta:creation-date>
    <dc:date>2015-09-17T01:31:00Z</dc:date>
    <meta:template xlink:href="Normal.dotm" xlink:type="simple"/>
    <meta:editing-cycles>3</meta:editing-cycles>
    <meta:editing-duration>PT60S</meta:editing-duration>
    <meta:document-statistic meta:page-count="2" meta:paragraph-count="6" meta:word-count="475" meta:character-count="3086" meta:row-count="21" meta:non-whitespace-character-count="2617"/>
  </office:meta>
</office:document-meta>
</file>